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9cm" draw:fill="solid" draw:fill-color="#da4b8b" draw:textarea-vertical-align="middle" draw:auto-grow-height="false" fo:min-height="0.383cm" fo:min-width="0.383cm" fo:padding-top="0.009cm" fo:padding-bottom="0.009cm" fo:padding-left="0.009cm" fo:padding-right="0.009cm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63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6cm" fo:min-width="0.183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P1" style:family="paragraph">
      <loext:graphic-properties draw:fill="solid" draw:fill-color="#da4b8b"/>
      <style:paragraph-properties fo:text-align="center"/>
      <style:text-properties fo:font-size="12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01cm" svg:height="0.401cm" svg:x="10.071cm" svg:y="14.837cm">
            <text:p/>
            <draw:enhanced-geometry draw:glue-point-type="segments" draw:type="mso-spt100" draw:modifiers="-0.909380449199309 -124.592288687534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2" draw:text-style-name="P3" draw:layer="layout" svg:width="0.763cm" svg:height="0.63cm" svg:x="9.884cm" svg:y="14.885cm">
            <draw:text-box>
              <text:p text:style-name="P2"><text:span text:style-name="T1">O</text:span></text:p>
            </draw:text-box>
          </draw:frame>
          <draw:frame draw:style-name="gr3" draw:text-style-name="P4" draw:layer="layout" svg:width="0.683cm" svg:height="0.71cm" svg:x="10.98cm" svg:y="14.867cm">
            <draw:text-box>
              <text:p text:style-name="P2"><text:span text:style-name="T2">x</text:span></text:p>
            </draw:text-box>
          </draw:frame>
          <draw:line draw:style-name="gr4" draw:text-style-name="P5" draw:layer="layout" svg:x1="11.407cm" svg:y1="15.028cm" svg:x2="10.269cm" svg:y2="15.028cm">
            <text:p/>
          </draw:line>
          <draw:frame draw:style-name="gr3" draw:text-style-name="P4" draw:layer="layout" svg:width="0.683cm" svg:height="0.71cm" svg:x="9.263cm" svg:y="14.1cm">
            <draw:text-box>
              <text:p text:style-name="P2"><text:span text:style-name="T2">y</text:span></text:p>
            </draw:text-box>
          </draw:frame>
          <draw:line draw:style-name="gr4" draw:text-style-name="P5" draw:layer="layout" svg:x1="9.736cm" svg:y1="14.276cm" svg:x2="10.272cm" svg:y2="15.02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48:52.063371303</meta:creation-date>
    <dc:date>2018-02-09T11:49:32.135489525</dc:date>
    <meta:editing-duration>PT40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